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b120" officeooo:paragraph-rsid="000fb120"/>
    </style:style>
    <style:style style:name="P2" style:family="paragraph" style:parent-style-name="Standard">
      <style:text-properties officeooo:rsid="00115bfc" officeooo:paragraph-rsid="000fb120"/>
    </style:style>
    <style:style style:name="P3" style:family="paragraph" style:parent-style-name="Standard">
      <style:text-properties officeooo:rsid="00115bfc" officeooo:paragraph-rsid="00115bfc"/>
    </style:style>
    <style:style style:name="P4" style:family="paragraph" style:parent-style-name="Standard">
      <style:text-properties officeooo:rsid="0012c8cf" officeooo:paragraph-rsid="0012c8cf"/>
    </style:style>
    <style:style style:name="P5" style:family="paragraph" style:parent-style-name="Standard">
      <style:text-properties officeooo:rsid="0013ab60" officeooo:paragraph-rsid="0013ab60"/>
    </style:style>
    <style:style style:name="P6" style:family="paragraph" style:parent-style-name="Text_20_body">
      <style:text-properties officeooo:rsid="0013ab60" officeooo:paragraph-rsid="0013ab60"/>
    </style:style>
    <style:style style:name="P7" style:family="paragraph" style:parent-style-name="Text_20_body">
      <style:text-properties officeooo:paragraph-rsid="00169f21"/>
    </style:style>
    <style:style style:name="P8" style:family="paragraph" style:parent-style-name="Text_20_body">
      <style:text-properties officeooo:rsid="00169f21" officeooo:paragraph-rsid="00169f21"/>
    </style:style>
    <style:style style:name="P9" style:family="paragraph" style:parent-style-name="Heading_20_1" style:list-style-name=""/>
    <style:style style:name="P10" style:family="paragraph" style:parent-style-name="Heading_20_1">
      <style:text-properties officeooo:rsid="0013ab60" officeooo:paragraph-rsid="00169f21"/>
    </style:style>
    <style:style style:name="P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13ab60"/>
    </style:style>
    <style:style style:name="T3" style:family="text">
      <style:text-properties officeooo:rsid="00153697"/>
    </style:style>
    <style:style style:name="T4" style:family="text">
      <style:text-properties officeooo:rsid="0016bc6c"/>
    </style:style>
    <style:style style:name="T5" style:family="text">
      <style:text-properties officeooo:rsid="001770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TP1</text:p>
      <text:p text:style-name="Subtitle">Adlane LADJAL - Vincent <text:span text:style-name="T5">BEUGNET</text:span></text:p>
      <text:p text:style-name="P1"/>
      <text:p text:style-name="P1"/>
      <text:p text:style-name="P1">Exercice 2 tp1</text:p>
      <text:p text:style-name="P1"/>
      <text:h text:style-name="Heading_20_1" text:outline-level="1">A quoi correspondent les variables de notre programme linéaire ?</text:h>
      <text:p text:style-name="P1"/>
      <text:h text:style-name="Heading_20_2" text:outline-level="2">Les élevages : </text:h>
      <text:p text:style-name="P1"><text:span text:style-name="T1">x</text:span> : Elevage porcin de printemps</text:p>
      <text:p text:style-name="P1"><text:span text:style-name="T1">y</text:span> : Elevage porcin d’automne</text:p>
      <text:p text:style-name="P1"><text:span text:style-name="T1">z</text:span> : Elevage de bovins en batterie</text:p>
      <text:p text:style-name="P1"><text:span text:style-name="T1">t</text:span> : Elevage de bovins en pâture</text:p>
      <text:p text:style-name="P1"><text:span text:style-name="T1">r</text:span> : Engraissage de bovins</text:p>
      <text:p text:style-name="P1"/>
      <text:p text:style-name="P1"/>
      <text:p text:style-name="P1"/>
      <text:h text:style-name="Heading_20_2" text:outline-level="2"><text:span text:style-name="T1">La nourriture stockée :</text:span> </text:h>
      <text:p text:style-name="P3">Nous avons du rajouté une variable pour modéliser la nourriture que l’on stocke. En effet, elle demande du temps de travail (5,5 par mois), et des jours de pâture (50 tous les deux mois).</text:p>
      <text:p text:style-name="P3">Nous avons séparé cette nourriture stockée en six, une pour chaque mois d’avril à septembre. Nous avons rajouté une variable pour pouvoir modéliser la quantité totale de nourriture stockée.</text:p>
      <text:p text:style-name="P3"/>
      <text:p text:style-name="P3"><text:span text:style-name="T1">s1</text:span> : quantité de nourriture stockée en avril</text:p>
      <text:p text:style-name="P3"><text:span text:style-name="T1">s2</text:span> : quantité de nourriture stockée en mai</text:p>
      <text:p text:style-name="P3"><text:span text:style-name="T1">s3 </text:span>: quantité de nourriture stockée en juin</text:p>
      <text:p text:style-name="P3"><text:span text:style-name="T1">s4</text:span> : quantité de nourriture stockée en juillet</text:p>
      <text:p text:style-name="P3"><text:span text:style-name="T1">s5 </text:span>: quantité de nourriture stockée en août</text:p>
      <text:p text:style-name="P3"><text:span text:style-name="T1">s6</text:span> : quantité de nourriture stockée en septembre</text:p>
      <text:p text:style-name="P3"><text:span text:style-name="T1">st</text:span> : quantité de nourriture stockée totale</text:p>
      <text:p text:style-name="P2"/>
      <text:p text:style-name="P1"/>
      <text:p text:style-name="P1"/>
      <text:h text:style-name="P9" text:outline-level="1"/>
      <text:h text:style-name="P11" text:outline-level="1">A quoi correspondent nos contraintes ?</text:h>
      <text:p text:style-name="P1"/>
      <text:p text:style-name="P3">Les douze premières contraintes correspondent aux contraintes de temps de travail chaque mois.</text:p>
      <text:p text:style-name="P3"/>
      <text:p text:style-name="P4">Les trois suivantes correspondent au besoin en nourriture en jour de pâture par période de deux mois d’avril à septembre.</text:p>
      <text:p text:style-name="P4"/>
      <text:p text:style-name="P4">La seizième contrainte est là uniquement pour représenter le total de la nourriture stockée.</text:p>
      <text:p text:style-name="P5"/>
      <text:p text:style-name="P4">La dernière contrainte nous permet de représenter <text:span text:style-name="T2">la consommation de la nourriture stockée totale.</text:span></text:p>
      <text:p text:style-name="P4"/>
      <text:p text:style-name="P4"/>
      <text:p text:style-name="P5"/>
      <text:h text:style-name="Heading_20_1" text:outline-level="1">Solution sans modification des données</text:h>
      <text:p text:style-name="Text_20_body"/>
      <text:p text:style-name="P6">Sans modification des données, nous arrivons à avoir un rendement de <text:span text:style-name="T3">14 620,55€. La solution est détaillée dans le fichier sans_modifs.sol</text:span></text:p>
      <text:p text:style-name="P6"/>
      <text:p text:style-name="P6"/>
      <text:p text:style-name="P6"/>
      <text:h text:style-name="P10" text:outline-level="1">Solution avec modification des données</text:h>
      <text:p text:style-name="P7"/>
      <text:p text:style-name="P8">Nous choisissons de retirer des jours de travail sur les mois nécessitants le moins d’heures de travail <text:s/>pour les élevages qui sont présents dans la solution optimale (porcin d’automne, bovins en batterie et bovins en engraissage). Nous rajoutons ces heures aux mois nécessitant le plus de temps <text:span text:style-name="T4">de travail pour ces élevages. Nous observons une élévation du gain. Ces résultats sont détaillés dans le fichier avec_modifs.s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7:38:37.010906070</meta:creation-date>
    <dc:date>2018-09-18T18:58:29.010425673</dc:date>
    <meta:editing-duration>PT6M57S</meta:editing-duration>
    <meta:editing-cycles>3</meta:editing-cycles>
    <meta:generator>LibreOffice/5.2.7.2$Linux_X86_64 LibreOffice_project/20m0$Build-2</meta:generator>
    <meta:document-statistic meta:table-count="0" meta:image-count="0" meta:object-count="0" meta:page-count="2" meta:paragraph-count="29" meta:word-count="339" meta:character-count="2073" meta:non-whitespace-character-count="1760"/>
  </office:meta>
</office:document-meta>
</file>